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1.249cm" fo:margin-right="0cm" fo:text-indent="0cm" style:auto-text-indent="false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text-align="center" style:justify-single-word="false"/>
      <style:text-properties fo:font-size="16pt" fo:language="en" fo:country="GB" style:font-size-asian="16pt" style:font-size-complex="16pt"/>
    </style:style>
    <style:style style:name="P5" style:family="paragraph" style:parent-style-name="Standard">
      <style:text-properties fo:language="en" fo:country="GB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7" style:family="paragraph" style:parent-style-name="Standard">
      <style:text-properties fo:language="en" fo:country="GB" fo:font-weight="bold" fo:background-color="#ffff00" style:font-weight-asian="bold" style:font-weight-complex="bold"/>
    </style:style>
    <style:style style:name="P8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fo:language="en" fo:country="GB"/>
    </style:style>
    <style:style style:name="P11" style:family="paragraph" style:parent-style-name="Standard">
      <style:text-properties fo:language="en" fo:country="GB" fo:background-color="#ffff00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fo:language="en" fo:country="GB" fo:background-color="#ffff00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fo:language="en" fo:country="GB" officeooo:paragraph-rsid="00296f31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language="en" fo:country="GB" officeooo:paragraph-rsid="002b6d86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fo:language="en" fo:country="GB" officeooo:paragraph-rsid="003fb778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fo:language="en" fo:country="GB" officeooo:paragraph-rsid="0041a4d1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fo:language="en" fo:country="GB" officeooo:paragraph-rsid="0043de3d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fo:language="en" fo:country="GB" officeooo:paragraph-rsid="00458d4a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fo:language="en" fo:country="GB" officeooo:paragraph-rsid="00466d9a"/>
    </style:style>
    <style:style style:name="P20" style:family="paragraph" style:parent-style-name="Standard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language="en" fo:country="GB" fo:font-weight="bold" fo:background-color="#ffff0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49cm" fo:margin-right="0cm" fo:text-indent="0cm" style:auto-text-indent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 fo:font-weight="bold" officeooo:rsid="000a6e8f" style:font-weight-asian="bold" style:font-weight-complex="bold"/>
    </style:style>
    <style:style style:name="T4" style:family="text">
      <style:text-properties fo:language="en" fo:country="GB" fo:font-weight="bold" officeooo:rsid="000b40d2" style:font-weight-asian="bold" style:font-weight-complex="bold"/>
    </style:style>
    <style:style style:name="T5" style:family="text">
      <style:text-properties fo:language="en" fo:country="GB" fo:font-weight="bold" officeooo:rsid="000c1eb4" style:font-weight-asian="bold" style:font-weight-complex="bold"/>
    </style:style>
    <style:style style:name="T6" style:family="text">
      <style:text-properties fo:language="en" fo:country="GB" fo:font-weight="bold" officeooo:rsid="0020cdbb" style:font-weight-asian="bold" style:font-weight-complex="bold"/>
    </style:style>
    <style:style style:name="T7" style:family="text">
      <style:text-properties fo:language="en" fo:country="GB" fo:font-weight="bold" fo:background-color="#ffff00" loext:char-shading-value="0" style:font-weight-asian="bold" style:font-weight-complex="bold"/>
    </style:style>
    <style:style style:name="T8" style:family="text">
      <style:text-properties fo:language="en" fo:country="GB" style:text-underline-style="solid" style:text-underline-width="auto" style:text-underline-color="font-color"/>
    </style:style>
    <style:style style:name="T9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10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language="en" fo:country="GB" fo:background-color="#ffff00" loext:char-shading-value="0"/>
    </style:style>
    <style:style style:name="T12" style:family="text">
      <style:text-properties fo:language="en" fo:country="GB" officeooo:rsid="000a6e8f"/>
    </style:style>
    <style:style style:name="T13" style:family="text">
      <style:text-properties fo:language="en" fo:country="GB" officeooo:rsid="000b40d2"/>
    </style:style>
    <style:style style:name="T14" style:family="text">
      <style:text-properties fo:language="en" fo:country="GB" officeooo:rsid="0020cdbb"/>
    </style:style>
    <style:style style:name="T15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d2324" style:font-weight-asian="bold" style:font-weight-complex="bold"/>
    </style:style>
    <style:style style:name="T18" style:family="text">
      <style:text-properties fo:font-weight="bold" officeooo:rsid="000e707e" style:font-weight-asian="bold" style:font-weight-complex="bold"/>
    </style:style>
    <style:style style:name="T19" style:family="text">
      <style:text-properties fo:font-weight="bold" officeooo:rsid="00105440" style:font-weight-asian="bold" style:font-weight-complex="bold"/>
    </style:style>
    <style:style style:name="T20" style:family="text">
      <style:text-properties fo:font-weight="bold" officeooo:rsid="00105ae5" style:font-weight-asian="bold" style:font-weight-complex="bold"/>
    </style:style>
    <style:style style:name="T21" style:family="text">
      <style:text-properties fo:font-weight="bold" officeooo:rsid="00115cb6" style:font-weight-asian="bold" style:font-weight-complex="bold"/>
    </style:style>
    <style:style style:name="T22" style:family="text">
      <style:text-properties fo:font-weight="bold" officeooo:rsid="0012074e" style:font-weight-asian="bold" style:font-weight-complex="bold"/>
    </style:style>
    <style:style style:name="T23" style:family="text">
      <style:text-properties fo:font-weight="bold" officeooo:rsid="0012ee7d" style:font-weight-asian="bold" style:font-weight-complex="bold"/>
    </style:style>
    <style:style style:name="T24" style:family="text">
      <style:text-properties fo:font-weight="bold" officeooo:rsid="00131eb7" style:font-weight-asian="bold" style:font-weight-complex="bold"/>
    </style:style>
    <style:style style:name="T25" style:family="text">
      <style:text-properties fo:font-weight="bold" officeooo:rsid="0013915d" style:font-weight-asian="bold" style:font-weight-complex="bold"/>
    </style:style>
    <style:style style:name="T26" style:family="text">
      <style:text-properties fo:font-weight="bold" officeooo:rsid="0014fa1e" style:font-weight-asian="bold" style:font-weight-complex="bold"/>
    </style:style>
    <style:style style:name="T27" style:family="text">
      <style:text-properties fo:font-weight="bold" officeooo:rsid="00155b8b" style:font-weight-asian="bold" style:font-weight-complex="bold"/>
    </style:style>
    <style:style style:name="T28" style:family="text">
      <style:text-properties fo:font-weight="bold" officeooo:rsid="00175e34" style:font-weight-asian="bold" style:font-weight-complex="bold"/>
    </style:style>
    <style:style style:name="T29" style:family="text">
      <style:text-properties fo:font-weight="bold" officeooo:rsid="00179514" style:font-weight-asian="bold" style:font-weight-complex="bold"/>
    </style:style>
    <style:style style:name="T30" style:family="text">
      <style:text-properties fo:font-weight="bold" officeooo:rsid="0018b23e" style:font-weight-asian="bold" style:font-weight-complex="bold"/>
    </style:style>
    <style:style style:name="T31" style:family="text">
      <style:text-properties fo:font-weight="bold" officeooo:rsid="001a469d" style:font-weight-asian="bold" style:font-weight-complex="bold"/>
    </style:style>
    <style:style style:name="T32" style:family="text">
      <style:text-properties fo:font-weight="bold" officeooo:rsid="001c10db" style:font-weight-asian="bold" style:font-weight-complex="bold"/>
    </style:style>
    <style:style style:name="T33" style:family="text">
      <style:text-properties fo:font-weight="bold" officeooo:rsid="001cb506" style:font-weight-asian="bold" style:font-weight-complex="bold"/>
    </style:style>
    <style:style style:name="T34" style:family="text">
      <style:text-properties fo:font-weight="bold" officeooo:rsid="001da9a7" style:font-weight-asian="bold" style:font-weight-complex="bold"/>
    </style:style>
    <style:style style:name="T35" style:family="text">
      <style:text-properties fo:font-weight="bold" officeooo:rsid="001ed26b" style:font-weight-asian="bold" style:font-weight-complex="bold"/>
    </style:style>
    <style:style style:name="T36" style:family="text">
      <style:text-properties fo:font-weight="bold" officeooo:rsid="001edc6b" style:font-weight-asian="bold" style:font-weight-complex="bold"/>
    </style:style>
    <style:style style:name="T37" style:family="text">
      <style:text-properties fo:font-weight="bold" officeooo:rsid="0020cdbb" style:font-weight-asian="bold" style:font-weight-complex="bold"/>
    </style:style>
    <style:style style:name="T38" style:family="text">
      <style:text-properties fo:font-weight="bold" officeooo:rsid="00245192" style:font-weight-asian="bold" style:font-weight-complex="bold"/>
    </style:style>
    <style:style style:name="T39" style:family="text">
      <style:text-properties fo:font-weight="bold" officeooo:rsid="00246f6a" style:font-weight-asian="bold" style:font-weight-complex="bold"/>
    </style:style>
    <style:style style:name="T40" style:family="text">
      <style:text-properties fo:font-weight="bold" officeooo:rsid="00249cc5" style:font-weight-asian="bold" style:font-weight-complex="bold"/>
    </style:style>
    <style:style style:name="T41" style:family="text">
      <style:text-properties fo:font-weight="bold" officeooo:rsid="00262add" style:font-weight-asian="bold" style:font-weight-complex="bold"/>
    </style:style>
    <style:style style:name="T42" style:family="text">
      <style:text-properties fo:font-weight="bold" officeooo:rsid="002b9d94" style:font-weight-asian="bold" style:font-weight-complex="bold"/>
    </style:style>
    <style:style style:name="T43" style:family="text">
      <style:text-properties fo:font-weight="bold" officeooo:rsid="002d9da9" style:font-weight-asian="bold" style:font-weight-complex="bold"/>
    </style:style>
    <style:style style:name="T44" style:family="text">
      <style:text-properties fo:font-weight="bold" officeooo:rsid="0030621e" style:font-weight-asian="bold" style:font-weight-complex="bold"/>
    </style:style>
    <style:style style:name="T45" style:family="text">
      <style:text-properties fo:font-weight="bold" officeooo:rsid="00325e62" style:font-weight-asian="bold" style:font-weight-complex="bold"/>
    </style:style>
    <style:style style:name="T46" style:family="text">
      <style:text-properties fo:font-weight="bold" officeooo:rsid="0033f4fd" style:font-weight-asian="bold" style:font-weight-complex="bold"/>
    </style:style>
    <style:style style:name="T47" style:family="text">
      <style:text-properties fo:font-weight="bold" officeooo:rsid="0038caaa" style:font-weight-asian="bold" style:font-weight-complex="bold"/>
    </style:style>
    <style:style style:name="T48" style:family="text">
      <style:text-properties fo:font-weight="bold" officeooo:rsid="003a3381" style:font-weight-asian="bold" style:font-weight-complex="bold"/>
    </style:style>
    <style:style style:name="T49" style:family="text">
      <style:text-properties fo:font-weight="bold" officeooo:rsid="003b8b5e" style:font-weight-asian="bold" style:font-weight-complex="bold"/>
    </style:style>
    <style:style style:name="T50" style:family="text">
      <style:text-properties fo:font-weight="bold" officeooo:rsid="003ca6db" style:font-weight-asian="bold" style:font-weight-complex="bold"/>
    </style:style>
    <style:style style:name="T51" style:family="text">
      <style:text-properties fo:font-weight="bold" officeooo:rsid="003d34c6" style:font-weight-asian="bold" style:font-weight-complex="bold"/>
    </style:style>
    <style:style style:name="T52" style:family="text">
      <style:text-properties fo:font-weight="bold" officeooo:rsid="003ea342" style:font-weight-asian="bold" style:font-weight-complex="bold"/>
    </style:style>
    <style:style style:name="T53" style:family="text">
      <style:text-properties fo:font-weight="bold" officeooo:rsid="003fb778" style:font-weight-asian="bold" style:font-weight-complex="bold"/>
    </style:style>
    <style:style style:name="T54" style:family="text">
      <style:text-properties fo:font-weight="bold" officeooo:rsid="00416a74" style:font-weight-asian="bold" style:font-weight-complex="bold"/>
    </style:style>
    <style:style style:name="T55" style:family="text">
      <style:text-properties fo:font-weight="bold" officeooo:rsid="00466d9a" style:font-weight-asian="bold" style:font-weight-complex="bold"/>
    </style:style>
    <style:style style:name="T56" style:family="text">
      <style:text-properties fo:font-weight="bold" officeooo:rsid="004205e9" style:font-weight-asian="bold" style:font-weight-complex="bold"/>
    </style:style>
    <style:style style:name="T57" style:family="text">
      <style:text-properties fo:font-weight="bold" officeooo:rsid="004741d7" style:font-weight-asian="bold" style:font-weight-complex="bold"/>
    </style:style>
    <style:style style:name="T58" style:family="text">
      <style:text-properties officeooo:rsid="000e707e"/>
    </style:style>
    <style:style style:name="T59" style:family="text">
      <style:text-properties officeooo:rsid="00105440"/>
    </style:style>
    <style:style style:name="T60" style:family="text">
      <style:text-properties officeooo:rsid="00105ae5"/>
    </style:style>
    <style:style style:name="T61" style:family="text">
      <style:text-properties officeooo:rsid="0012074e"/>
    </style:style>
    <style:style style:name="T62" style:family="text">
      <style:text-properties officeooo:rsid="00131eb7"/>
    </style:style>
    <style:style style:name="T63" style:family="text">
      <style:text-properties officeooo:rsid="0014fa1e"/>
    </style:style>
    <style:style style:name="T64" style:family="text">
      <style:text-properties officeooo:rsid="00155b8b"/>
    </style:style>
    <style:style style:name="T65" style:family="text">
      <style:text-properties officeooo:rsid="00175e34"/>
    </style:style>
    <style:style style:name="T66" style:family="text">
      <style:text-properties officeooo:rsid="001a469d"/>
    </style:style>
    <style:style style:name="T67" style:family="text">
      <style:text-properties officeooo:rsid="001cb506"/>
    </style:style>
    <style:style style:name="T68" style:family="text">
      <style:text-properties officeooo:rsid="001ea995"/>
    </style:style>
    <style:style style:name="T69" style:family="text">
      <style:text-properties officeooo:rsid="001ed26b"/>
    </style:style>
    <style:style style:name="T70" style:family="text">
      <style:text-properties officeooo:rsid="001edc6b"/>
    </style:style>
    <style:style style:name="T71" style:family="text">
      <style:text-properties officeooo:rsid="0020cdbb"/>
    </style:style>
    <style:style style:name="T72" style:family="text">
      <style:text-properties officeooo:rsid="00245192"/>
    </style:style>
    <style:style style:name="T73" style:family="text">
      <style:text-properties officeooo:rsid="00246f6a"/>
    </style:style>
    <style:style style:name="T74" style:family="text">
      <style:text-properties officeooo:rsid="00249cc5"/>
    </style:style>
    <style:style style:name="T75" style:family="text">
      <style:text-properties officeooo:rsid="00262add"/>
    </style:style>
    <style:style style:name="T76" style:family="text">
      <style:text-properties fo:background-color="#ff6d6d" loext:char-shading-value="0"/>
    </style:style>
    <style:style style:name="T77" style:family="text">
      <style:text-properties fo:background-color="#ff6d6d" loext:char-shading-value="0"/>
    </style:style>
    <style:style style:name="T78" style:family="text">
      <style:text-properties officeooo:rsid="002b9d94"/>
    </style:style>
    <style:style style:name="T79" style:family="text">
      <style:text-properties officeooo:rsid="003a3381"/>
    </style:style>
    <style:style style:name="T80" style:family="text">
      <style:text-properties officeooo:rsid="003b8b5e"/>
    </style:style>
    <style:style style:name="T81" style:family="text">
      <style:text-properties officeooo:rsid="003ca6db"/>
    </style:style>
    <style:style style:name="T82" style:family="text">
      <style:text-properties officeooo:rsid="003d34c6"/>
    </style:style>
    <style:style style:name="T83" style:family="text">
      <style:text-properties officeooo:rsid="003ea342"/>
    </style:style>
    <style:style style:name="T84" style:family="text">
      <style:text-properties officeooo:rsid="003fb778"/>
    </style:style>
    <style:style style:name="T85" style:family="text">
      <style:text-properties officeooo:rsid="00416a74"/>
    </style:style>
    <style:style style:name="T86" style:family="text">
      <style:text-properties fo:font-weight="normal" officeooo:rsid="003d34c6" style:font-weight-asian="normal" style:font-weight-complex="normal"/>
    </style:style>
    <style:style style:name="T87" style:family="text">
      <style:text-properties officeooo:rsid="004205e9"/>
    </style:style>
    <style:style style:name="T88" style:family="text">
      <style:text-properties officeooo:rsid="00466d9a"/>
    </style:style>
    <style:style style:name="T89" style:family="text">
      <style:text-properties officeooo:rsid="004741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ALS</text:p>
      <text:p text:style-name="Standard"><text:span text:style-name="T1"><text:s/></text:span><text:span text:style-name="T15">CAN ;COULD ;MUST ;HAVE TO ;MAY, MIGHT , HAD BETTER <text:s/>; SHOULD ;WOULD</text:span></text:p>
      <text:p text:style-name="P5">CAN /MUST </text:p>
      <text:p text:style-name="P8">PRACTISING</text:p>
      <text:p text:style-name="P3">28.1 Put in must or can’t.</text:p>
      <text:p text:style-name="P2"><text:span text:style-name="T1">1 You’ve been travelling all day. You </text:span><text:span text:style-name="T11">must be</text:span><text:span text:style-name="T1"> tired.</text:span></text:p>
      <text:p text:style-name="P2"><text:span text:style-name="T1">2 That restaurant </text:span><text:span text:style-name="T3">must</text:span><text:span text:style-name="T12"> </text:span><text:span text:style-name="T1">be very good. It’s always full of people.</text:span></text:p>
      <text:p text:style-name="P2"><text:span text:style-name="T1">3 That restaurant </text:span><text:span text:style-name="T3">can’t</text:span><text:span text:style-name="T1"> be very good. It’s always empty.</text:span></text:p>
      <text:p text:style-name="P2"><text:span text:style-name="T1">4 I’m sure Kate gave me her address. I </text:span><text:span text:style-name="T3">must</text:span><text:span text:style-name="T12"> </text:span><text:span text:style-name="T1">have it somewhere.</text:span></text:p>
      <text:p text:style-name="P2"><text:span text:style-name="T1">5 I often see that man in this street. He </text:span><text:span text:style-name="T3">must</text:span><text:span text:style-name="T1"> live near here.</text:span></text:p>
      <text:p text:style-name="P2"><text:span text:style-name="T1">6 It rained every day during their holiday. It </text:span><text:span text:style-name="T3">can’t</text:span><text:span text:style-name="T12"> </text:span><text:span text:style-name="T1">have been very nice for them.</text:span></text:p>
      <text:p text:style-name="P2"><text:span text:style-name="T1">7 Congratulations on passing your exam. You </text:span><text:span text:style-name="T3">must</text:span><text:span text:style-name="T12"> </text:span><text:span text:style-name="T1">be very pleased.</text:span></text:p>
      <text:p text:style-name="P2"><text:span text:style-name="T1">8 This bill </text:span><text:span text:style-name="T3">can’t</text:span><text:span text:style-name="T12"> </text:span><text:span text:style-name="T1">be correct. It’s much too high.</text:span></text:p>
      <text:p text:style-name="P2"><text:span text:style-name="T1">9 You got here very quickly. You </text:span><text:span text:style-name="T4">must</text:span><text:span text:style-name="T1"> have driven very fast.</text:span></text:p>
      <text:p text:style-name="P2"><text:span text:style-name="T1">10 Bill and Sue always stay at five-star hotels. They </text:span><text:span text:style-name="T4">can’t</text:span><text:span text:style-name="T1"> be short of money.</text:span></text:p>
      <text:p text:style-name="P2"><text:span text:style-name="T1">11 Karen hasn’t left the office yet. She </text:span><text:span text:style-name="T4">must</text:span><text:span text:style-name="T13"> </text:span><text:span text:style-name="T1">be working late tonight.</text:span></text:p>
      <text:p text:style-name="P3">28.2 Complete each sentence with a verb (one or two words).</text:p>
      <text:p text:style-name="P2"><text:span text:style-name="T1">1 I’ve lost one of my gloves. I must </text:span><text:span text:style-name="T11">have dropped</text:span><text:span text:style-name="T1"> it somewhere.</text:span></text:p>
      <text:p text:style-name="P2"><text:span text:style-name="T1">2 Their house is very near the motorway. It must </text:span><text:span text:style-name="T11">be</text:span><text:span text:style-name="T1"> very noisy.</text:span></text:p>
      <text:p text:style-name="P2"><text:span text:style-name="T1">3 You’ve lived in this village a long time. You must </text:span><text:span text:style-name="T4">know</text:span><text:span text:style-name="T13"> </text:span><text:span text:style-name="T1">everybody who lives here.</text:span></text:p>
      <text:p text:style-name="P2"><text:span text:style-name="T1">4 I don’t seem to have my wallet with me. I must </text:span><text:span text:style-name="T4">have left/forgotten</text:span><text:span text:style-name="T1"> it at home.</text:span></text:p>
      <text:p text:style-name="P2"><text:span text:style-name="T1">5 ‘How old is Ed?’ ‘He’s older than me. He must </text:span><text:span text:style-name="T4">be</text:span><text:span text:style-name="T13"> </text:span><text:span text:style-name="T1">at least 40.’</text:span></text:p>
      <text:p text:style-name="P2"><text:span text:style-name="T1">6 I didn’t hear my phone. I </text:span><text:span text:style-name="T4">have benn </text:span><text:span text:style-name="T1">asleep.</text:span></text:p>
      <text:p text:style-name="P2"><text:span text:style-name="T1">7 ‘You’re going on holiday soon. You must </text:span><text:span text:style-name="T4">be looking/look</text:span><text:span text:style-name="T13"> </text:span><text:span text:style-name="T1">forward to it.’ ‘Yes, I am.’</text:span></text:p>
      <text:p text:style-name="P2"><text:span text:style-name="T1">8 I’m sure you know this song. You must </text:span><text:span text:style-name="T5">have heard</text:span><text:span text:style-name="T1"> it before.</text:span></text:p>
      <text:p text:style-name="P2"><text:span text:style-name="T1">9 The road is closed, so we have to go another way. There must </text:span><text:span text:style-name="T5">have been</text:span><text:span text:style-name="T1"> an accident.</text:span></text:p>
      <text:p text:style-name="P10"><text:soft-page-break/>10 ‘Do you have a car?’ ‘You must <text:span text:style-name="T17">be bejoking/kidding</text:span><text:span text:style-name="T16"> </text:span>! How could I afford to have a car?’</text:p>
      <text:p text:style-name="P10">11 David is the managing director of a large company, so he must <text:span text:style-name="T18">have</text:span><text:span text:style-name="T58"> </text:span>quite a high salary.</text:p>
      <text:p text:style-name="Standard"><text:span text:style-name="T1">28.3 Use the words in brackets to write sentences with </text:span><text:span text:style-name="T8">must have</text:span><text:span text:style-name="T1"> and </text:span><text:span text:style-name="T8">can’t have</text:span><text:span text:style-name="T1">.</text:span></text:p>
      <text:p text:style-name="P10">1 We went to our friends’ house and rang the doorbell, but nobody answered. (they / go out)</text:p>
      <text:p text:style-name="P10">They must have gone out.</text:p>
      <text:p text:style-name="P10">2 Sarah hasn’t contacted me. (she / get / my message) </text:p>
      <text:p text:style-name="P10">She can’t have got my message.</text:p>
      <text:p text:style-name="P10">3 The jacket you bought is very good quality, <text:span text:style-name="T19">it must have been</text:span><text:span text:style-name="T59"> </text:span>(it / be / very expensive) </text:p>
      <text:p text:style-name="P10">4 I haven’t seen our neighbours for the last few days. <text:span text:style-name="T60">T</text:span><text:span text:style-name="T20">hey must have gone away</text:span><text:span text:style-name="T60"> </text:span>(they / go away) </text:p>
      <text:p text:style-name="P10">5 I can’t find my umbrella. <text:span text:style-name="T20">I must have left it int the restaurant last night</text:span><text:span text:style-name="T60"> </text:span>(I / leave / it in the restaurant last night) </text:p>
      <text:p text:style-name="P10">6 Amy was in a very difficult situation when she lost her job. <text:span text:style-name="T20">It can’t have been easy for her</text:span><text:span text:style-name="T60"> </text:span>(it / be / easy for her) </text:p>
      <text:p text:style-name="P10">7 There was a man standing outside the cafe. <text:span text:style-name="T16">He was there a long time. </text:span><text:span text:style-name="T20">He must have been waiting for someone</text:span><text:span text:style-name="T60"> </text:span>(he / wait / for somebody) </text:p>
      <text:p text:style-name="P10">8 Rachel did the opposite of what I asked her to do. (she / understand / what I said) </text:p>
      <text:p text:style-name="P10">9 When I got back to my car, it was unlocked. <text:span text:style-name="T20">I must have forgotten to lock it</text:span><text:span text:style-name="T60"> </text:span>(I / forget / to lock it) </text:p>
      <text:p text:style-name="P10">10 My neighbours were making a lot of noise in the night. It woke me up. (they / have / a party)</text:p>
      <text:p text:style-name="P20">MAY / MIGHT (perhaps)</text:p>
      <text:p text:style-name="P3">29.1 Complete the sentences. Choose from the box.</text:p>
      <text:p text:style-name="P10">1 a: Do you know where Helen is?</text:p>
      <text:p text:style-name="P2"><text:span text:style-name="T1">b: I’m not sure. She </text:span><text:span text:style-name="T11">might be</text:span><text:span text:style-name="T1"> in her room .</text:span></text:p>
      <text:p text:style-name="P10">2 a: Is there a bookshop near here?</text:p>
      <text:p text:style-name="P10"><text:s/>b: I’m not sure, but ask Anna. She she might know.</text:p>
      <text:p text:style-name="P10"><text:soft-page-break/>3 a: Where are those people from?</text:p>
      <text:p text:style-name="P10">b: I don’t know. <text:span text:style-name="T16">They </text:span><text:span text:style-name="T21">might be from around here</text:span>.</text:p>
      <text:p text:style-name="P10">4 a: I hope you can help me.</text:p>
      <text:p text:style-name="P10"><text:s/>b: I’ll try, but it <text:span text:style-name="T22">might be difficult</text:span> .</text:p>
      <text:p text:style-name="P10">5 a: Whose phone is this?</text:p>
      <text:p text:style-name="P10">b: It’s not mine. <text:span text:style-name="T22">Anna might have forgotten</text:span><text:span text:style-name="T61"> </text:span>It .</text:p>
      <text:p text:style-name="P10">6 a: Why doesn’t George answer his phone?</text:p>
      <text:p text:style-name="P10"><text:s/>b: He <text:span text:style-name="T23">might have switched off</text:span>.</text:p>
      <text:p text:style-name="P10">7 a: Do you know anyone who has a key to this cupboard?</text:p>
      <text:p text:style-name="P10">b: <text:span text:style-name="T24">It might be</text:span><text:span text:style-name="T62"> </text:span>Rachel , but I’m not sure.</text:p>
      <text:p text:style-name="P10">8 a: Gary is in a strange mood today.</text:p>
      <text:p text:style-name="P10">b: Yes, he is. He <text:span text:style-name="T25">might be sad</text:span> .</text:p>
      <text:p text:style-name="P3">29.2 Complete each sentence using the verb in brackets.</text:p>
      <text:p text:style-name="P10">1 a: Where’s Ben?</text:p>
      <text:p text:style-name="P10">b: I’m not sure. He might be <text:span text:style-name="T16">having</text:span> lunch. (have)</text:p>
      <text:p text:style-name="P10">2 a: Who was the guy we saw with Anna yesterday?</text:p>
      <text:p text:style-name="P10">b: I’m not sure. It may <text:span text:style-name="T26">be</text:span><text:span text:style-name="T63"> </text:span>her brother. (be)</text:p>
      <text:p text:style-name="P10">3 a: Is Ellie here?</text:p>
      <text:p text:style-name="P10">b: I can’t see her. She may not<text:span text:style-name="T16"> </text:span><text:span text:style-name="T26">have arrived </text:span>yet. (arrive)</text:p>
      <text:p text:style-name="P10">4 a: Gary said he would meet us in the cafe, but he isn’t here.</text:p>
      <text:p text:style-name="P10">b: He might <text:span text:style-name="T27">be waiting</text:span><text:span text:style-name="T64"> </text:span>outside. I’ll go and look. (wait)</text:p>
      <text:p text:style-name="P10">5 a: How did John know that I’d lost my job?</text:p>
      <text:p text:style-name="P10">b: I don’t know. I suppose Sam may <text:span text:style-name="T28">have told</text:span><text:span text:style-name="T65"> </text:span>him. (tell)</text:p>
      <text:p text:style-name="P10">6 a: Do you know where Jeff is? Is he still in the office?</text:p>
      <text:p text:style-name="P10">b: He was here earlier, but he <text:span text:style-name="T16">might </text:span><text:span text:style-name="T29">have</text:span><text:span text:style-name="T26"> gone</text:span><text:span text:style-name="T63"> </text:span>home. (go)</text:p>
      <text:p text:style-name="P10">7 a: Where’s Emma? What’s she doing?</text:p>
      <text:p text:style-name="P10">b: I’m not sure. She might <text:span text:style-name="T29">be watching</text:span> TV. (watch)</text:p>
      <text:p text:style-name="P10">8 a: Does Max have any brothers or sisters?</text:p>
      <text:p text:style-name="P10">b: I’m not sure. I think he may <text:span text:style-name="T30">have</text:span> a younger sister. (have)</text:p>
      <text:p text:style-name="P10"><text:soft-page-break/>9 a: I can’t find my umbrella. Have you seen it?</text:p>
      <text:p text:style-name="P10">b: You may <text:span text:style-name="T30">have left</text:span> it in the restaurant last night. (leave)</text:p>
      <text:p text:style-name="P10">10 a: I rang Dan’s doorbell, but he didn’t answer. I’m sure he was there.</text:p>
      <text:p text:style-name="P10">b: He might not <text:span text:style-name="T31">have heard</text:span><text:span text:style-name="T66"> </text:span>the doorbell. (hear)</text:p>
      <text:p text:style-name="P10">11 a: Hannah is supposed to meet us here, and she’s already 20 minutes late.</text:p>
      <text:p text:style-name="P10">b: She may . She’s always forgetting things. (forget)</text:p>
      <text:p text:style-name="P3"/>
      <text:p text:style-name="Standard"><text:span text:style-name="T1">29.3 Complete the sentences using </text:span><text:span text:style-name="T8">might not have … or couldn’t have</text:span><text:span text:style-name="T1"> … .</text:span></text:p>
      <text:p text:style-name="P10">1 a: I was surprised Amy wasn’t at the meeting. Perhaps she didn’t know about it.</text:p>
      <text:p text:style-name="P2"><text:span text:style-name="T1"><text:s/>b: Maybe. She </text:span><text:span text:style-name="T11">might not</text:span><text:span text:style-name="T1"> have known about it.</text:span></text:p>
      <text:p text:style-name="P10">2 a: I wonder why Tom didn’t come to the party. Perhaps he didn’t want to come. </text:p>
      <text:p text:style-name="P10">b: It’s possible. He <text:span text:style-name="T32">might not have wanted</text:span> to come.</text:p>
      <text:p text:style-name="P10">3 a: I wonder how the fire started. Was it an accident?</text:p>
      <text:p text:style-name="P10"><text:s/>b: No, the police say it <text:span text:style-name="T33">couldn’t have been</text:span><text:span text:style-name="T67"> </text:span>an accident. It was deliberate.</text:p>
      <text:p text:style-name="P10">4 a: Mike says he needs to see you. He tried to find you yesterday.</text:p>
      <text:p text:style-name="P10">b: Well, he <text:span text:style-name="T34">couldn’t have searched</text:span> very hard. I was in my office all day.</text:p>
      <text:p text:style-name="P20">HAVE TO AND MUST</text:p>
      <text:p text:style-name="P11">REMEMBER -a)I have to do something = it is necessary to do it, I am obliged to do it:</text:p>
      <text:p text:style-name="P12">You can’t turn right here. You have to turn left .</text:p>
      <text:p text:style-name="P12">Last week Tina broke her arm and had to go to hospital.</text:p>
      <text:p text:style-name="P12">I haven’t had to go to the doctor for ages.</text:p>
      <text:p text:style-name="P12">What do I have to do to get a new driving licence? (not What have I to do?)</text:p>
      <text:p text:style-name="P12">Karen doesn’t have to work Saturdays. (not Karen hasn’t to)</text:p>
      <text:p text:style-name="P12">‘Did you have to wait a long time for a bus?’ ‘No, only ten minutes.’</text:p>
      <text:p text:style-name="P11">b)You can say I’ll have to … , I’m going to have to … , I might have to … , I may have to … :</text:p>
      <text:p text:style-name="P12">They can’t repair my computer, so I’ll have to buy a new one. or </text:p>
      <text:p text:style-name="P12">… I’m going to have to buy a new one.</text:p>
      <text:p text:style-name="P12">We might have to change our plans. or We may have to change …</text:p>
      <text:p text:style-name="P11"><text:soft-page-break/>c)Must is similar to have to. You can say:</text:p>
      <text:p text:style-name="P12">It’s later than I thought. I must go. or I have to go.</text:p>
      <text:p text:style-name="P11">d)You can use must or have to when you give your own opinion (for example, to say what you think is </text:p>
      <text:p text:style-name="P11">necessary, or to recommend someone to do something):</text:p>
      <text:p text:style-name="P12">I haven’t spoken to Sue for ages. I must phone her. / I have to phone her. </text:p>
      <text:p text:style-name="P12">(= I say this is necessary)</text:p>
      <text:p text:style-name="P12">Mark is a really nice person. You must meet him. / You have to meet him. </text:p>
      <text:p text:style-name="P12">(= I recommend this)</text:p>
      <text:p text:style-name="P11">e) we use must in written rules and instructions:</text:p>
      <text:p text:style-name="P11">Applications for the job must be received by 18 May.</text:p>
      <text:p text:style-name="P11">Seat belts must be worn.</text:p>
      <text:p text:style-name="P11">f) Mustn’t and don’t have to are completely different:</text:p>
      <text:p text:style-name="P3"/>
      <text:p text:style-name="P3">PRACTISE</text:p>
      <text:p text:style-name="P3">31.3.In some of these sentences, must is wrong or unnatural. Correct the sentences where necessary.</text:p>
      <text:p text:style-name="P10">1 It’s later than I thought. I must go. OK (I have to go is also correct)</text:p>
      <text:p text:style-name="P10">2 I must start work every day at 8.30. I have to start work</text:p>
      <text:p text:style-name="P10">3 I must remember to call Sarah tomorrow. <text:span text:style-name="T35">OK</text:span></text:p>
      <text:p text:style-name="P10">4 I couldn’t get a taxi last night. I <text:span text:style-name="T35">had to</text:span><text:span text:style-name="T69"> </text:span>walk home. </text:p>
      <text:p text:style-name="P10">5 You must come and see us again soon. <text:s/><text:span text:style-name="T35">OK</text:span></text:p>
      <text:p text:style-name="P10">6 Tom isn’t<text:span text:style-name="T68"> </text:span>going out this evening. He must study for his exam. <text:span text:style-name="T35">OK</text:span></text:p>
      <text:p text:style-name="P10">7 We can’t go the usual way because the road <text:s/>is closed. We must go another way. <text:span text:style-name="T35">OK</text:span></text:p>
      <text:p text:style-name="P10">8 Julia wears glasses. She <text:span text:style-name="T35">had to</text:span><text:span text:style-name="T69"> </text:span>wear glasses since she was very young.</text:p>
      <text:p text:style-name="P3">31.4 Complete the sentences with mustn’t, don’t have to or doesn’t have to.</text:p>
      <text:p text:style-name="P2"><text:span text:style-name="T1">1 I don’t want anyone to know about our plan. You </text:span><text:span text:style-name="T11">mustn’t</text:span><text:span text:style-name="T1"> tell anyone.</text:span></text:p>
      <text:p text:style-name="P2"><text:span text:style-name="T1">2 Richard </text:span><text:span text:style-name="T11">doesn’t have to</text:span><text:span text:style-name="T1"> wear a suit to work, but he usually does.</text:span></text:p>
      <text:p text:style-name="P10">3 There’s a lift in the building, so we <text:span text:style-name="T36">don’t have to</text:span><text:span text:style-name="T70"> </text:span>climb the stairs.</text:p>
      <text:p text:style-name="P2"><text:soft-page-break/><text:span text:style-name="T1">4 I promised Kate I’d call her tomorrow. I </text:span><text:span text:style-name="T6">musn’t</text:span><text:span text:style-name="T14"> </text:span><text:span text:style-name="T1">forget.</text:span></text:p>
      <text:p text:style-name="P10">5 I’m not very busy. I have a few things to do, but I <text:span text:style-name="T37">don’t have to</text:span><text:span text:style-name="T71"> </text:span>do them now.</text:p>
      <text:p text:style-name="P10">6 Sophie likes weekends because she <text:span text:style-name="T38">doesn’t have to</text:span> get up early.</text:p>
      <text:p text:style-name="P10">7 You <text:span text:style-name="T38">don’t have to</text:span><text:span text:style-name="T72"> </text:span>be a good player to enjoy a game of tennis.</text:p>
      <text:p text:style-name="P10">8 You should keep trying to find a job. You <text:span text:style-name="T39">musn’t</text:span><text:span text:style-name="T73"> </text:span>give up.</text:p>
      <text:p text:style-name="P10">9 I <text:span text:style-name="T40">musn’t</text:span><text:span text:style-name="T74"> </text:span>eat too much. I’m supposed to be on a diet.</text:p>
      <text:p text:style-name="P10">10 We have plenty of time before our flight. We <text:span text:style-name="T41">don’t have to</text:span><text:span text:style-name="T75"> </text:span>check in yet.</text:p>
      <text:p text:style-name="P5">MUSTN’T/NEEDN’T </text:p>
      <text:p text:style-name="P3">32.2 Which is correct?</text:p>
      <text:p text:style-name="P10">1 We have plenty of time. We mustn’t / needn’t hurry. (needn’t is correct)</text:p>
      <text:p text:style-name="P2"><text:span text:style-name="T1">2 I have to talk to Gary. I </text:span><text:span text:style-name="T10">must</text:span><text:span text:style-name="T8"> / mustn’t</text:span><text:span text:style-name="T1"> remember to call him.</text:span></text:p>
      <text:p text:style-name="P2"><text:span text:style-name="T1">3 I have to talk to Gary. I </text:span><text:span text:style-name="T10">mustn’t</text:span><text:span text:style-name="T8"> / needn’t</text:span><text:span text:style-name="T1"> forget to call him.</text:span></text:p>
      <text:p text:style-name="P2"><text:span text:style-name="T1">4 There’s plenty of time for you to decide. You </text:span><text:span text:style-name="T8">mustn’t / </text:span><text:span text:style-name="T10">don’t</text:span><text:span text:style-name="T1"> need to decide now.</text:span></text:p>
      <text:p text:style-name="P2"><text:span text:style-name="T1">5 These are important documents. We </text:span><text:span text:style-name="T10">mustn’t</text:span><text:span text:style-name="T8"> / needn’t</text:span><text:span text:style-name="T1"> lose them.</text:span></text:p>
      <text:p text:style-name="P2"><text:span text:style-name="T1">6 You </text:span><text:span text:style-name="T8">mustn’t / </text:span><text:span text:style-name="T10">needn’t</text:span><text:span text:style-name="T1"> wait for me. You go on and I’ll join you later.</text:span></text:p>
      <text:p text:style-name="P2"><text:span text:style-name="T1">7 This is a dangerous situation and we need to be careful. We </text:span><text:span text:style-name="T10">mustn’t</text:span><text:span text:style-name="T8"> / needn’t</text:span><text:span text:style-name="T1"> do anything stupid.</text:span></text:p>
      <text:p text:style-name="P2"><text:span text:style-name="T1">8 I understand the situation perfectly. You </text:span><text:span text:style-name="T8">mustn’t / </text:span><text:span text:style-name="T10">don’t</text:span><text:span text:style-name="T1"> need to explain further.</text:span></text:p>
      <text:p text:style-name="P10">9 a: What sort of house do you want to buy? Something big?</text:p>
      <text:p text:style-name="P2"><text:span text:style-name="T1">b: It </text:span><text:span text:style-name="T8">mustn’t / </text:span><text:span text:style-name="T10">needn’t</text:span><text:span text:style-name="T1"> be big – that’s not so important. But it </text:span><text:span text:style-name="T10">must</text:span><text:span text:style-name="T8"> / mustn’t</text:span><text:span text:style-name="T1"> have a nice garden.<text:line-break/></text:span></text:p>
      <text:p text:style-name="P3"/>
      <text:p text:style-name="P21">SHOULD</text:p>
      <text:p text:style-name="P11">a)You should do something = it is a good thing to do or the right thing to do or <text:s/>to give advice or an opinion:</text:p>
      <text:p text:style-name="P12">You look tired. You should go to bed.</text:p>
      <text:p text:style-name="P12">The government should do more to improve schools.</text:p>
      <text:p text:style-name="P12">a: Should we invite Stephanie to the party? b: Yes, I think we should.</text:p>
      <text:p text:style-name="Standard"><text:soft-page-break/><text:span text:style-name="T11">b)You </text:span><text:span text:style-name="T7">shouldn’t </text:span><text:span text:style-name="T11">do something = it isn’t a good thing to do: We often use should with I think / I don’t think / Do you think … ? :</text:span></text:p>
      <text:p text:style-name="P12">You shouldn’t believe everything you read in newspapers.</text:p>
      <text:p text:style-name="P12">I think the government should do more to improve schools.</text:p>
      <text:p text:style-name="P12">I don’t think you should work so hard.</text:p>
      <text:p text:style-name="Standard"><text:span text:style-name="T11">c)</text:span><text:span text:style-name="T7">Should</text:span><text:span text:style-name="T11"> is not as strong as </text:span><text:span text:style-name="T9">must or have to:</text:span></text:p>
      <text:p text:style-name="P12">You should apologise. (= it would be a good thing to do)</text:p>
      <text:p text:style-name="P12">You must apologise. / You have to apologise. (= you have no alternative)</text:p>
      <text:p text:style-name="Standard"><text:span text:style-name="T11">d) <text:s/>You can use should after</text:span><text:span text:style-name="T7">: insist demand recommend suggest propose</text:span></text:p>
      <text:p text:style-name="P12">I insisted that he should apologise.</text:p>
      <text:p text:style-name="P12">Doctors recommend that everyone should eat plenty of fruit.</text:p>
      <text:p text:style-name="P12">What do you suggest we should do?</text:p>
      <text:p text:style-name="P11">e)also</text:p>
      <text:p text:style-name="P12">It’s important/vital/necessary/essential that … should … :</text:p>
      <text:p text:style-name="P12">It’s essential that everyone should be here on time.</text:p>
      <text:p text:style-name="P12">You can also leave out should in the sentences in section A. So you can say:</text:p>
      <text:p text:style-name="P12">It’s essential that everyone be here on time. (= … that everyone should be here …)</text:p>
      <text:p text:style-name="P12">I insisted that he apologise. (= … that he should apologise)</text:p>
      <text:p text:style-name="P12">What do you suggest we do?/What do you suggest we should do? (but not What do you suggest us to do?)</text:p>
      <text:p text:style-name="P11">Recall:can use -ing after suggest (What do you suggest doing?). </text:p>
      <text:p text:style-name="P11">f)You can use should after some adjectives, especially:</text:p>
      <text:p text:style-name="P7">strange odd funny typical natural interesting surprised surprising</text:p>
      <text:p text:style-name="P12">It’s strange that he should be late. He’s usually on time.</text:p>
      <text:p text:style-name="P12">I was surprised that he should say such a thing.</text:p>
      <text:p text:style-name="P11">g)You can say ‘if something should happen …’ . For example:</text:p>
      <text:p text:style-name="P12">We have no jobs at present, but if the situation should change, we will contact you.</text:p>
      <text:p text:style-name="P12">You can also begin with should (Should something happen …):</text:p>
      <text:p text:style-name="P12"><text:soft-page-break/>Should the situation change, we will contact you.</text:p>
      <text:p text:style-name="P11">h)You can use I should … / I shouldn’t … to give advice. For example:</text:p>
      <text:p text:style-name="P12">‘Shall I leave now?’ ‘No, I should wait a bit.’ (= I advise you to wait)</text:p>
      <text:p text:style-name="P12">Here, I should … = ‘I would … if I were you’, ‘I advise you to …’ . Two more examples:</text:p>
      <text:p text:style-name="P12">‘I’m going out now. Is it cold outside?’ ‘Yes, I should wear a coat.’</text:p>
      <text:p text:style-name="P2"><text:span text:style-name="T11">I shouldn’t stay up too late. You have to be up early tomorrow</text:span><text:span text:style-name="T1">.</text:span></text:p>
      <text:p text:style-name="P3"/>
      <text:p text:style-name="P3">Exercise</text:p>
      <text:p text:style-name="P3">34.2.Two of these sentences are not correct. Change the two that are not correct.</text:p>
      <text:p text:style-name="P10">1 Tom suggested that I look for another job. - <text:span text:style-name="T16">OK</text:span></text:p>
      <text:p text:style-name="P13">2 I called Tina and suggested that we meet for coffee. <text:span text:style-name="T16">OK</text:span></text:p>
      <text:p text:style-name="P14">3 What do you suggest me to do? <text:span text:style-name="T16">OK</text:span></text:p>
      <text:p text:style-name="P10">4 What sort of car do you suggest I <text:span text:style-name="T77">should</text:span> buy? </text:p>
      <text:p text:style-name="P10">5 I suggest you to read this book. </text:p>
      <text:p text:style-name="P10">6 I suggested that Anna learn to drive. </text:p>
      <text:p text:style-name="P3">34.3 Complete the sentences using should + verb. Choose from:</text:p>
      <text:p text:style-name="P6">ask be be done leave say vote worry</text:p>
      <text:p text:style-name="P2"><text:span text:style-name="T1">1 It’s strange that he </text:span><text:span text:style-name="T11">should be</text:span><text:span text:style-name="T1"> late. He’s usually on time.</text:span></text:p>
      <text:p text:style-name="P10">2 It’s funny that you <text:span text:style-name="T42">should way</text:span> that. I was thinking the same thing.</text:p>
      <text:p text:style-name="P10">3 It’s only natural that parents <text:span text:style-name="T42">should worry</text:span> about their children.</text:p>
      <text:p text:style-name="P10">4 Isn’t it typical of Joe that he <text:span text:style-name="T42">should leave</text:span><text:span text:style-name="T78"> </text:span>without saying goodbye to anybody?</text:p>
      <text:p text:style-name="P10">5 I was surprised that they <text:span text:style-name="T42">should ask </text:span>me for advice. What advice could I give them?</text:p>
      <text:p text:style-name="P10">6 This is a democratic election, and it’s important that you <text:span text:style-name="T43">should vote</text:span> .</text:p>
      <text:p text:style-name="P10">7 The bridge needs to be repaired. It’s essential that the work---------- as soon </text:p>
      <text:p text:style-name="P10">as possible.</text:p>
      <text:p text:style-name="P3">34.4 Complete the sentences using a) If … b)should … . Choose from:</text:p>
      <text:p text:style-name="P6">anyone / ask the situation / change it / rain there / any problems</text:p>
      <text:p text:style-name="P2"><text:soft-page-break/><text:span text:style-name="T1">1 We have no jobs at present. If </text:span><text:span text:style-name="T11">the situation should change</text:span><text:span text:style-name="T1"> , we’ll let you know.</text:span></text:p>
      <text:p text:style-name="P10">2 I’ve hung out the washing to dry on the balcony. If <text:span text:style-name="T44">it should rain</text:span> , can you bring it inside?</text:p>
      <text:p text:style-name="P10">3 I think everything will be OK. <text:span text:style-name="T45">If there should be any problems</text:span> , I’m sure we’ll be able to solve them.</text:p>
      <text:p text:style-name="P10">4 I don’t want anyone to know where I’m going. <text:span text:style-name="T46">If anyone should ask</text:span>, say you don’t know.</text:p>
      <text:p text:style-name="P2"><text:span text:style-name="T1">b) Now complete the same sentences beginning with </text:span><text:span text:style-name="T2">Should</text:span><text:span text:style-name="T1"> … .</text:span></text:p>
      <text:p text:style-name="P2"><text:span text:style-name="T1">5 </text:span><text:span text:style-name="T11">Should</text:span><text:span text:style-name="T1"> the situation change , we’ll let you know.</text:span></text:p>
      <text:p text:style-name="P10">6 <text:span text:style-name="T47">Should it rain</text:span>, can you bring the washing inside?</text:p>
      <text:p text:style-name="P10">7 <text:span text:style-name="T48">Should there be any problems</text:span>, I’m sure we’ll be able to solve them.</text:p>
      <text:p text:style-name="P10">8 <text:span text:style-name="T48">Should anyone ask</text:span><text:span text:style-name="T79"> </text:span>where I’m going, say you don’t know.</text:p>
      <text:p text:style-name="Standard"><text:span text:style-name="T1">34.5 Complete the sentences using I should. Choose from: </text:span><text:span text:style-name="T2">call get keep wait </text:span></text:p>
      <text:p text:style-name="P10">1 ‘Shall I leave now?’ ‘No, I should wait a bit.’</text:p>
      <text:p text:style-name="P10">2 ‘Shall I throw these things away?’ ‘No, <text:span text:style-name="T49">you should keep</text:span><text:span text:style-name="T80"> </text:span>them. You may need them.’</text:p>
      <text:p text:style-name="P10">3 ‘Shall I go and see Paul?’ ‘Yes, but -------him first.’</text:p>
      <text:p text:style-name="P10">4 ‘Is it worth getting this computer repaired?’ ‘No, --------a new one.’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21">I HAD BETTER /I’d better … it’s time …</text:p>
      <text:p text:style-name="P11">a)I’d better do something = it is advisable to do it. If I don’t do it, there will be a problem or a danger:</text:p>
      <text:p text:style-name="P12">I have to meet Amy in ten minutes. I’d better go now or I’ll be late.</text:p>
      <text:p text:style-name="P12">‘Shall I take an umbrella?’ ‘Yes, you’d better. It might rain.’</text:p>
      <text:p text:style-name="P12">We’d better stop for petrol soon. The tank is almost empty.</text:p>
      <text:p text:style-name="P11">b)The negative is I’d better not (= I had better not):</text:p>
      <text:p text:style-name="P12">a: That jacket looks good on you. Are you going to buy it?</text:p>
      <text:p text:style-name="P12">b: I’d better not. It’s very expensive.</text:p>
      <text:p text:style-name="P11">c)Had is normally past, but we use had better for the present or future, not past.</text:p>
      <text:p text:style-name="P12">I’d better go now / tomorrow.</text:p>
      <text:p text:style-name="P11">d)had better and should-Had better is similar to should but not exactly the same. We use had better only for a specific situation, not for things in general. You can use should in all types of situations to give an opinion or give advice: Also, with had better, there is always a danger or a problem if you don’t follow the advice. </text:p>
      <text:p text:style-name="P12">It’s late. You’d better go. or You should go. (a specific situation)</text:p>
      <text:p text:style-name="P12">You’re always at home. You should go out more often. (in general – not ‘had better go’)</text:p>
      <text:p text:style-name="P12">It’s a great film. You should go and see it. (but no problem if you don’t)</text:p>
      <text:p text:style-name="P12">The film starts at 8.30. You’d better go now or you’ll miss the beginning.</text:p>
      <text:p text:style-name="P3"/>
      <text:p text:style-name="P3">35.1;Read the situations and write sentences with ’d better or ’d better not. Choose a verb from:</text:p>
      <text:p text:style-name="P6">check disturb go put reserve take</text:p>
      <text:p text:style-name="P10"><text:soft-page-break/>1 You’re going out for a walk with a friend. It looks as if it might rain. </text:p>
      <text:p text:style-name="P10">You say: We’d better take an umbrella.</text:p>
      <text:p text:style-name="P10">2 You and Kate plan to go to a restaurant tonight. It will be busy. </text:p>
      <text:p text:style-name="P10"><text:s/>You say to Kate: We’<text:span text:style-name="T50">d better reserve</text:span> a table.</text:p>
      <text:p text:style-name="P10">3 Oliver has just cut himself. It’s bleeding and he’ll need a plaster on it.</text:p>
      <text:p text:style-name="P10"><text:s/>You say to him: You’<text:span text:style-name="T50">d better put a plaster</text:span><text:span text:style-name="T81"> </text:span>on it.</text:p>
      <text:p text:style-name="P10">4 Rebecca doesn’t look well this morning – not well enough to go to work.</text:p>
      <text:p text:style-name="P10"><text:s/>You say to her: <text:span text:style-name="T86">You</text:span><text:span text:style-name="T51">’d better not go to work</text:span><text:span text:style-name="T82"> </text:span>this morning.</text:p>
      <text:p text:style-name="P10">5 You’re going to the cinema, but you’re not sure what time the film starts. </text:p>
      <text:p text:style-name="P15"><text:s/>You say: <text:span text:style-name="T84">I</text:span><text:span text:style-name="T53">’d better check when</text:span><text:span text:style-name="T83"> </text:span>the film starts.</text:p>
      <text:p text:style-name="P10">6 You need to talk to your boss, but she’s very busy right now. </text:p>
      <text:p text:style-name="P10">You say to a colleague: <text:span text:style-name="T85">We’</text:span><text:span text:style-name="T54">d better not disturbe her</text:span><text:span text:style-name="T84"> </text:span>right now.</text:p>
      <text:p text:style-name="P3"/>
      <text:p text:style-name="P3">35.2 Is had better OK in these sentences? Change to should where necessary.</text:p>
      <text:p text:style-name="P10">1 I have an appointment in ten minutes. I’d better go now or I’ll be late. <text:span text:style-name="T16">OK</text:span></text:p>
      <text:p text:style-name="P16">2 You’d better set your alarm. You have to get up early tomorrow. <text:span text:style-name="T16">OK</text:span></text:p>
      <text:p text:style-name="P10">3 I’m glad you came to see us. You<text:span text:style-name="T77">’d better</text:span> <text:span text:style-name="T56">should</text:span><text:span text:style-name="T87"> </text:span>come more often. </text:p>
      <text:p text:style-name="P17">4 She’ll be sad if we don’t invite her to the party, so we’d better invite her. <text:span text:style-name="T16">OK</text:span></text:p>
      <text:p text:style-name="P18">5 It’s nearly time to go out. I’d better get ready. <text:span text:style-name="T16">OK</text:span> </text:p>
      <text:p text:style-name="P10">6 I think everybody <text:span text:style-name="T77">had better</text:span> <text:span text:style-name="T55">should</text:span><text:span text:style-name="T88"> </text:span>learn a foreign language. </text:p>
      <text:p text:style-name="P19">7 We’ve just missed the last bus. We’d better get a taxi. <text:span text:style-name="T16">OK</text:span></text:p>
      <text:p text:style-name="P3"/>
      <text:p text:style-name="P3">35.4 Read the situations and write sentences with It’s time (somebody did something).</text:p>
      <text:p text:style-name="P10">1 You’re at a friend’s house. You planned to go home at 11 o’clock. It’s already 11 o’clock now. </text:p>
      <text:p text:style-name="P10">(I / go) It’s time I went home.</text:p>
      <text:p text:style-name="P10">2 You haven’t had a holiday for a very long time. You need one now. </text:p>
      <text:p text:style-name="P10"><text:s/>(I / holiday) It’s time </text:p>
      <text:p text:style-name="P10">3 It’s 10 o’clock. It’s after the children’s bedtime. You think they should be in bed.</text:p>
      <text:p text:style-name="P10"><text:soft-page-break/><text:s/>(children / bed) </text:p>
      <text:p text:style-name="P10">4 You didn’t realise it was so late. You need to start cooking dinner.</text:p>
      <text:p text:style-name="P10">(start / cook) dinner.</text:p>
      <text:p text:style-name="P10">5 Kate is always complaining about everything. You think she complains too much.</text:p>
      <text:p text:style-name="P10">(stop / complaining) about everything. <text:span text:style-name="T57">I</text:span><text:span text:style-name="T16">t's time she stop</text:span><text:span text:style-name="T57">ped</text:span><text:span text:style-name="T16"> complaining about everything</text:span></text:p>
      <text:p text:style-name="P10">6 The company you work for has been badly managed for a long time. You think some changes should <text:s/>be made.</text:p>
      <text:p text:style-name="P10">(changes / make) in the way the company is ru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roid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ine Boyakhchyan</meta:initial-creator>
    <meta:editing-cycles>65</meta:editing-cycles>
    <meta:creation-date>2021-10-27T07:27:00</meta:creation-date>
    <dc:date>2022-02-23T18:07:28.682598741</dc:date>
    <meta:editing-duration>PT1H26M51S</meta:editing-duration>
    <meta:generator>LibreOffice/7.2.5.2.0$Linux_X86_64 LibreOffice_project/20$Build-2</meta:generator>
    <meta:document-statistic meta:table-count="0" meta:image-count="0" meta:object-count="0" meta:page-count="12" meta:paragraph-count="270" meta:word-count="3365" meta:character-count="16590" meta:non-whitespace-character-count="13440"/>
    <meta:user-defined meta:name="AppVersion">16.0000</meta:user-defined>
    <meta:template xlink:type="simple" xlink:actuate="onRequest" xlink:title="Normal" xlink:href=""/>
  </office:meta>
</office:document-meta>
</file>